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30ea02"/>
    </style:style>
    <style:style style:name="T8" style:family="text">
      <style:text-properties style:text-underline-style="none" officeooo:rsid="0024c5a3"/>
    </style:style>
    <style:style style:name="T9" style:family="text">
      <style:text-properties style:text-underline-style="none" officeooo:rsid="002e00ae"/>
    </style:style>
    <style:style style:name="T10" style:family="text">
      <style:text-properties style:text-underline-style="none" officeooo:rsid="0036d4fa"/>
    </style:style>
    <style:style style:name="T11" style:family="text">
      <style:text-properties style:text-underline-style="none" officeooo:rsid="003d4774"/>
    </style:style>
    <style:style style:name="T12" style:family="text">
      <style:text-properties style:text-underline-style="none" officeooo:rsid="0040f9da"/>
    </style:style>
    <style:style style:name="T13" style:family="text">
      <style:text-properties style:text-underline-style="none" officeooo:rsid="0040f9da" loext:padding="0cm" loext:border="none"/>
    </style:style>
    <style:style style:name="T14" style:family="text">
      <style:text-properties style:text-underline-style="none" officeooo:rsid="00443a35" loext:padding="0cm" loext:border="none"/>
    </style:style>
    <style:style style:name="T15" style:family="text">
      <style:text-properties style:text-underline-style="none" officeooo:rsid="0045d58c"/>
    </style:style>
    <style:style style:name="T16" style:family="text">
      <style:text-properties officeooo:rsid="0020dc2e"/>
    </style:style>
    <style:style style:name="T17" style:family="text">
      <style:text-properties officeooo:rsid="00217616"/>
    </style:style>
    <style:style style:name="T18" style:family="text">
      <style:text-properties officeooo:rsid="00265c1b"/>
    </style:style>
    <style:style style:name="T19" style:family="text">
      <style:text-properties officeooo:rsid="0028d42a"/>
    </style:style>
    <style:style style:name="T20" style:family="text">
      <style:text-properties officeooo:rsid="003a8407"/>
    </style:style>
    <style:style style:name="T21" style:family="text">
      <style:text-properties fo:color="#000000" loext:opacity="100%" style:text-underline-style="none" officeooo:rsid="0045d58c" fo:background-color="#ffffff" loext:char-shading-value="0"/>
    </style:style>
    <style:style style:name="T22" style:family="text">
      <style:text-properties officeooo:rsid="0040f9da"/>
    </style:style>
    <style:style style:name="T23" style:family="text">
      <style:text-properties officeooo:rsid="00438e8a"/>
    </style:style>
    <style:style style:name="T24" style:family="text">
      <style:text-properties officeooo:rsid="0046e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0">2</text:span><text:span text:style-name="T24">8</text:span>/05/2024 de <text:span text:style-name="T24">8</text:span><text:span text:style-name="T19">h</text:span><text:span text:style-name="T24">30</text:span><text:span text:style-name="T16"> </text:span>à <text:span text:style-name="T18">1</text:span><text:span text:style-name="T24">1</text:span><text:span text:style-name="T17">h</text:span><text:span text:style-name="T23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14">Documentation + grille</text:span><text:span text:style-name="T6">)</text:span></text:p>
      <text:p text:style-name="P5"><text:span text:style-name="T3"><text:tab/><text:tab/>Romain L : travaille</text:span><text:span text:style-name="T4">r</text:span><text:span text:style-name="T3"> sur le </text:span><text:span text:style-name="T9">vue </text:span><text:span text:style-name="T10">et le modèle</text:span><text:span text:style-name="T3"> de l’application </text:span><text:span text:style-name="T12">2</text:span><text:span text:style-name="T3"> </text:span><text:span text:style-name="T13">(controller, productlist widget et modèle)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7">l’affichage</text:span><text:span text:style-name="T3"> </text:span><text:span text:style-name="T11">de l’application </text:span><text:span text:style-name="T12">2</text:span><text:span text:style-name="T8">(</text:span></text:p>
      <text:p text:style-name="P4"><text:span text:style-name="T21">début de dijkstra (dessin pour visualiser le chemin</text:span><text:span text:style-name="T8">)</text:span><text:span text:style-name="T15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8T11:10:02.437000000</dc:date>
    <meta:editing-duration>PT3H37M22S</meta:editing-duration>
    <meta:editing-cycles>3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72" meta:character-count="473" meta:non-whitespace-character-count="395"/>
  </office:meta>
</office:document-meta>
</file>